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PingFang SC" svg:font-family="'PingFang S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26.16pt"/>
    </style:style>
    <style:style style:name="co4" style:family="table-column">
      <style:table-column-properties fo:break-before="auto" style:column-width="146.04pt"/>
    </style:style>
    <style:style style:name="co5" style:family="table-column">
      <style:table-column-properties fo:break-before="auto" style:column-width="93.71pt"/>
    </style:style>
    <style:style style:name="co6" style:family="table-column">
      <style:table-column-properties fo:break-before="auto" style:column-width="35.69pt"/>
    </style:style>
    <style:style style:name="co7" style:family="table-column">
      <style:table-column-properties fo:break-before="auto" style:column-width="80.96pt"/>
    </style:style>
    <style:style style:name="co8" style:family="table-column">
      <style:table-column-properties fo:break-before="auto" style:column-width="217.45pt"/>
    </style:style>
    <style:style style:name="co9" style:family="table-column">
      <style:table-column-properties fo:break-before="auto" style:column-width="223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说明专页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1111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ingFang SC" fo:font-size="11pt" fo:font-style="normal" fo:text-shadow="none" style:text-underline-style="none" fo:font-weight="normal" style:font-size-asian="11pt" style:font-style-asian="normal" style:font-weight-asian="normal" style:font-name-complex="PingFang SC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ingFang SC" fo:font-size="11pt" fo:font-style="normal" fo:text-shadow="none" style:text-underline-style="none" fo:font-weight="normal" style:font-size-asian="11pt" style:font-style-asian="normal" style:font-weight-asian="normal" style:font-name-complex="PingFang SC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PingFang SC" fo:font-size="11pt" fo:font-style="normal" fo:text-shadow="none" style:text-underline-style="none" fo:font-weight="normal" style:font-size-asian="11pt" style:font-style-asian="normal" style:font-weight-asian="normal" style:font-name-complex="PingFang SC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map style:condition="is-true-formula(LEN(TRIM([.D2]))=0)" style:apply-style-name="ConditionalStyle_5f_1" style:base-cell-address="Sheet1.D2"/>
    </style:style>
    <style:style style:name="ce1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说明专页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使用方法：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在Sheet1的第一列添加书名或ISBN，后面的资料会自动抓取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若查找到的书名完美符合，会显示绿色底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使用须知：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.使用时请不要在这个表格上修改，自己做一个备份到自己的云端再使用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2.建议一次最多查50个，查太多容易被豆瓣拒绝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3.数目扩展需修改Sheet2（目前为50个最多），拉C列即可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4.欢迎修改代码，改进功能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联系：b614103080@tmu.edu.tw</text:p>
          </table:table-cell>
          <table:table-cell table:number-columns-repeated="1023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3" office:value-type="string" calcext:value-type="string">
            <text:p>输入书名或ISBN</text:p>
          </table:table-cell>
          <table:table-cell/>
          <table:table-cell table:style-name="ce9" office:value-type="string" calcext:value-type="string">
            <text:p>isbn13</text:p>
          </table:table-cell>
          <table:table-cell table:style-name="ce9" office:value-type="string" calcext:value-type="string">
            <text:p>查到的书名</text:p>
          </table:table-cell>
          <table:table-cell table:style-name="ce9" office:value-type="string" calcext:value-type="string">
            <text:p>作者</text:p>
          </table:table-cell>
          <table:table-cell table:style-name="ce9" office:value-type="string" calcext:value-type="string">
            <text:p>出版年</text:p>
          </table:table-cell>
          <table:table-cell table:style-name="ce9" office:value-type="string" calcext:value-type="string">
            <text:p>出版社</text:p>
          </table:table-cell>
          <table:table-cell table:style-name="ce9" office:value-type="string" calcext:value-type="string">
            <text:p>URL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卢森堡文选（上卷）</text:p>
          </table:table-cell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style-name="ce11"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獄中札記</text:p>
          </table:table-cell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style-name="ce11"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农民工与新工人</text:p>
          </table:table-cell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style-name="ce11"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劳工的力量</text:p>
          </table:table-cell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style-name="ce11"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style-name="ce11"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数字资本主义</text:p>
          </table:table-cell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style-name="ce11"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>
          <table:table-cell table:style-name="ce7"/>
          <table:table-cell/>
          <table:table-cell table:formula="of:=IF(INDIRECT(concat(&quot;Sheet2!G&quot;; (ROW()-1)*2-1))=&quot;/books/isbn13&quot;;INDIRECT(concat(&quot;Sheet2!G&quot;; (ROW()-1)*2));&quot;&quot;)" office:value-type="string" office:string-value="" calcext:value-type="error">
            <text:p>#NAME?</text:p>
          </table:table-cell>
          <table:table-cell table:style-name="ce10" table:formula="of:=IF(INDIRECT(concat(&quot;Sheet2!H&quot;; (ROW()-1)*2-1))=&quot;/books/title&quot;;INDIRECT(concat(&quot;Sheet2!H&quot;; (ROW()-1)*2));INDIRECT(concat(&quot;Sheet2!E&quot;; (ROW()-1)*2)))" office:value-type="string" office:string-value="" calcext:value-type="error">
            <text:p>#NAME?</text:p>
          </table:table-cell>
          <table:table-cell table:formula="of:=IF(INDIRECT(concat(&quot;Sheet2!C&quot;; (ROW()-1)*2-1))=&quot;/books/author&quot;;INDIRECT(concat(&quot;Sheet2!C&quot;; (ROW()-1)*2));INDIRECT(concat(&quot;Sheet2!I&quot;; (ROW()-1)*2)))" office:value-type="string" office:string-value="" calcext:value-type="error">
            <text:p>#NAME?</text:p>
          </table:table-cell>
          <table:table-cell table:formula="of:=LEFT(IF(INDIRECT(concat(&quot;Sheet2!D&quot;; (ROW()-1)*2-1))=&quot;/books/pubdate&quot;;INDIRECT(concat(&quot;Sheet2!D&quot;; (ROW()-1)*2));INDIRECT(concat(&quot;Sheet2!C&quot;; (ROW()-1)*2)));4)" office:value-type="string" office:string-value="" calcext:value-type="error">
            <text:p>#NAME?</text:p>
          </table:table-cell>
          <table:table-cell table:formula="of:=IF(INDIRECT(concat(&quot;Sheet2!F&quot;; (ROW()-1)*2-1))=&quot;/books/publisher&quot;;INDIRECT(concat(&quot;Sheet2!F&quot;; (ROW()-1)*2));INDIRECT(concat(&quot;Sheet2!G&quot;; (ROW()-1)*2)))" office:value-type="string" office:string-value="" calcext:value-type="error">
            <text:p>#NAME?</text:p>
          </table:table-cell>
          <table:table-cell table:formula="of:=IF(INDIRECT(concat(&quot;Sheet2!E&quot;; (ROW()-1)*2-1))=&quot;/books/alt&quot;;INDIRECT(concat(&quot;Sheet2!E&quot;; (ROW()-1)*2));INDIRECT(concat(&quot;Sheet2!D&quot;; (ROW()-1)*2))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1" table:number-rows-repeated="355">
          <table:table-cell table:style-name="ce8"/>
          <table:table-cell table:number-columns-repeated="1023"/>
        </table:table-row>
        <table:table-row table:style-name="ro2" table:number-rows-repeated="104817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2:Sheet1.D50">
            <calcext:condition calcext:apply-style-name="ConditionalStyle_1" calcext:value="formula-is(LEN(TRIM([.D2]))=0)" calcext:base-cell-address="Sheet1.D2"/>
          </calcext:conditional-format>
          <calcext:conditional-format calcext:target-range-address="Sheet1.D2:Sheet1.D50">
            <calcext:condition calcext:apply-style-name="ConditionalStyle_2" calcext:value="formula-is([.$D2]=[.$A2])" calcext:base-cell-address="Sheet1.D2"/>
          </calcext:conditional-format>
          <calcext:conditional-format calcext:target-range-address="Sheet1.D2:Sheet1.D50">
            <calcext:condition calcext:apply-style-name="ConditionalStyle_3" calcext:value="formula-is(LEN(TRIM([.D2]))&gt;0)" calcext:base-cell-address="Sheet1.D2"/>
          </calcext:conditional-format>
        </calcext:conditional-formats>
      </table:table>
      <table:table table:name="Sheet2" table:style-name="ta3">
        <table:table-column table:style-name="co8" table:default-cell-style-name="Default"/>
        <table:table-column table:style-name="co9" table:default-cell-style-name="Default"/>
        <table:table-column table:style-name="co1" table:number-columns-repeated="1022" table:default-cell-style-name="Default"/>
        <table:table-row table:style-name="ro1">
          <table:table-cell table:style-name="ce11" table:formula="of:=concat(&quot;https://api.douban.com/v2/book/search?q=&quot;;[$Sheet1.A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1]=&quot;https://api.douban.com/v2/book/search?q=&quot;;&quot;&quot;;importjson(concat([.B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office:value-type="string" calcext:value-type="string">
            <text:p>/books/alt</text:p>
          </table:table-cell>
          <table:table-cell office:value-type="string" calcext:value-type="string">
            <text:p>/books/title</text:p>
          </table:table-cell>
          <table:table-cell office:value-type="string" calcext:value-type="string">
            <text:p>/books/author_intro</text:p>
          </table:table-cell>
          <table:table-cell office:value-type="string" calcext:value-type="string">
            <text:p>/books/publisher</text:p>
          </table:table-cell>
          <table:table-cell office:value-type="string" calcext:value-type="string">
            <text:p>/books/alt_title</text:p>
          </table:table-cell>
          <table:table-cell office:value-type="string" calcext:value-type="string">
            <text:p>/books/author</text:p>
          </table:table-cell>
          <table:table-cell table:number-columns-repeated="1015"/>
        </table:table-row>
        <table:table-row table:style-name="ro1">
          <table:table-cell table:style-name="ce11" table:formula="of:=concat(&quot;https://api.douban.com/v2/book/search?q=&quot;;[$Sheet1.A3]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1984</text:p>
          </table:table-cell>
          <table:table-cell table:style-name="ce11" office:value-type="string" calcext:value-type="string">
            <text:p><text:a xlink:href="https://book.douban.com/subject/1507201/" xlink:type="simple">https://book.douban.com/subject/1507201/</text:a></text:p>
          </table:table-cell>
          <table:table-cell office:value-type="string" calcext:value-type="string">
            <text:p>卢森堡文选（上卷）</text:p>
          </table:table-cell>
          <table:table-cell office:value-type="string" calcext:value-type="string">
            <text:p>卢森堡（1871——1919）是波兰、德国和国际共产主义运动的杰出革命家，马克思主义理论家，德国社会民主党和第二国际著名的左派领袖，德国共产党的创始人和领导人之一。</text:p>
          </table:table-cell>
          <table:table-cell office:value-type="string" calcext:value-type="string">
            <text:p>人民出版社</text:p>
          </table:table-cell>
          <table:table-cell/>
          <table:table-cell office:value-type="string" calcext:value-type="string">
            <text:p>卢森堡</text:p>
          </table:table-cell>
          <table:table-cell table:number-columns-repeated="1015"/>
        </table:table-row>
        <table:table-row table:style-name="ro1">
          <table:table-cell table:style-name="ce11" table:formula="of:=concat(&quot;https://api.douban.com/v2/book/search?q=&quot;;[$Sheet1.A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3]=&quot;https://api.douban.com/v2/book/search?q=&quot;;&quot;&quot;;importjson(concat([.B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office:value-type="string" calcext:value-type="string">
            <text:p>/books/alt</text:p>
          </table:table-cell>
          <table:table-cell office:value-type="string" calcext:value-type="string">
            <text:p>/books/title</text:p>
          </table:table-cell>
          <table:table-cell office:value-type="string" calcext:value-type="string">
            <text:p>/books/author_intro</text:p>
          </table:table-cell>
          <table:table-cell office:value-type="string" calcext:value-type="string">
            <text:p>/books/publisher</text:p>
          </table:table-cell>
          <table:table-cell office:value-type="string" calcext:value-type="string">
            <text:p>/books/alt_title</text:p>
          </table:table-cell>
          <table:table-cell office:value-type="string" calcext:value-type="string">
            <text:p>/books/author</text:p>
          </table:table-cell>
          <table:table-cell table:number-columns-repeated="1015"/>
        </table:table-row>
        <table:table-row table:style-name="ro1">
          <table:table-cell table:style-name="ce11" table:formula="of:=concat(&quot;https://api.douban.com/v2/book/search?q=&quot;;[$Sheet1.A5]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1983</text:p>
          </table:table-cell>
          <table:table-cell table:style-name="ce11" office:value-type="string" calcext:value-type="string">
            <text:p><text:a xlink:href="https://book.douban.com/subject/1750683/" xlink:type="simple">https://book.douban.com/subject/1750683/</text:a></text:p>
          </table:table-cell>
          <table:table-cell office:value-type="string" calcext:value-type="string">
            <text:p>狱中札记</text:p>
          </table:table-cell>
          <table:table-cell office:value-type="string" calcext:value-type="string">
            <text:p>安东尼奥·葛兰西(Antonio Gramsci, 1891年1月23日-1937年4月27日)は、意大利共产主义思想家、意大利共产党创始者之一。</text:p>
            <text:p>葛兰西生于意大利撒丁岛一个小职员家庭，家境贫寒，靠勤工和奖学金读完都灵大学。1913年他加入意大利社会党。1921年1月21日葛兰西带领陶里亚蒂、路易吉·隆哥等人，与阿梅迪奥·波迪加为首的社会党左派联合组建了意大利共产党（PCI）。 1922年5月，葛兰西作为意共代表在莫斯科当选为共产国际执委会书记处书记。1924年被共产国际任命为意共总书记，他取道维也纳回国，召开里昂会议，在罗马创办《团结报》，反对墨索里尼的国家法西斯党。1926年10月墨索里尼宣布取缔意共，又不顾葛兰西的国会议员身份，下令逮捕并判二十年徒刑。自1929年起，葛兰西获准在狱中写作。他写下32本《狱中札记》，这是意大利现代思想史上的重要著作。</text:p>
            <text:p>1937年4月27日葛兰西因脳溢血在法西斯狱中与世长辞。</text:p>
          </table:table-cell>
          <table:table-cell office:value-type="string" calcext:value-type="string">
            <text:p>人民出版社</text:p>
          </table:table-cell>
          <table:table-cell/>
          <table:table-cell office:value-type="string" calcext:value-type="string">
            <text:p>安冬尼奥·葛兰西</text:p>
          </table:table-cell>
          <table:table-cell table:number-columns-repeated="1015"/>
        </table:table-row>
        <table:table-row table:style-name="ro1">
          <table:table-cell table:style-name="ce11" table:formula="of:=concat(&quot;https://api.douban.com/v2/book/search?q=&quot;;[$Sheet1.A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5]=&quot;https://api.douban.com/v2/book/search?q=&quot;;&quot;&quot;;importjson(concat([.B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office:value-type="string" calcext:value-type="string">
            <text:p>/books/pubdate</text:p>
          </table:table-cell>
          <table:table-cell office:value-type="string" calcext:value-type="string">
            <text:p>/books/alt</text:p>
          </table:table-cell>
          <table:table-cell office:value-type="string" calcext:value-type="string">
            <text:p>/books/publisher</text:p>
          </table:table-cell>
          <table:table-cell office:value-type="string" calcext:value-type="string">
            <text:p>/books/isbn13</text:p>
          </table:table-cell>
          <table:table-cell office:value-type="string" calcext:value-type="string">
            <text:p>/books/title</text:p>
          </table:table-cell>
          <table:table-cell office:value-type="string" calcext:value-type="string">
            <text:p>/books/alt_title</text:p>
          </table:table-cell>
          <table:table-cell office:value-type="string" calcext:value-type="string">
            <text:p>/books/author_intro</text:p>
          </table:table-cell>
          <table:table-cell table:number-columns-repeated="1014"/>
        </table:table-row>
        <table:table-row table:style-name="ro1">
          <table:table-cell table:style-name="ce11" table:formula="of:=concat(&quot;https://api.douban.com/v2/book/search?q=&quot;;[$Sheet1.A7]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潘毅,沈原,孟捷</text:p>
          </table:table-cell>
          <table:table-cell office:value-type="string" calcext:value-type="string">
            <text:p>2018-11-13</text:p>
          </table:table-cell>
          <table:table-cell table:style-name="ce11" office:value-type="string" calcext:value-type="string">
            <text:p><text:a xlink:href="https://book.douban.com/subject/30372064/" xlink:type="simple">https://book.douban.com/subject/30372064/</text:a></text:p>
          </table:table-cell>
          <table:table-cell office:value-type="string" calcext:value-type="string">
            <text:p>國立交通大學出版社</text:p>
          </table:table-cell>
          <table:table-cell office:value-type="string" calcext:value-type="string">
            <text:p>9789869622042</text:p>
          </table:table-cell>
          <table:table-cell office:value-type="string" calcext:value-type="string">
            <text:p>農民工與新工人</text:p>
          </table:table-cell>
          <table:table-cell/>
          <table:table-cell office:value-type="string" calcext:value-type="string">
            <text:p>編者簡介</text:p>
            <text:p>潘毅</text:p>
            <text:p>倫敦大學亞非學院（The School of Oriental and African Studies, University of London）人類學博士，現為香港大學社會學系教授，主要從事中國勞工、移民、性別、社會主義歷史等研究。著有Migrant Labor in China: Post-Socialist Transformation、《中國女工：新興打工階級的呼喚》（任焰譯）、《中國新生代農民工》（牛穎譯）等多本中英文著作。2005年憑著作Made in China: Women Factory Workers in a Global Workplace獲美國「C. Wright Mills」獎，為首位獲此獎的亞洲學者；此書已有法文、德文、義大利文、波蘭文、中文等翻譯版本。研究論文陸續發表於Current Sociology、The China Quarterly、Work, Employment and Society、The China Journal、Information, Communication &amp; Society等知名期刊。合著與合編的中文著作有《大工地上：中國農民工之歌》 （與盧暉臨、張慧鵬合著）、《我在富士康》（與盧暉臨、 郭于華合著）、《富士康輝煌背後的連環跳》（與沈原、郭于華、盧暉臨合著）、《蘋果背後的生與死：生產線上的富士康工人》（與Jenny Chan、Mark Selden合著）等。</text:p>
            <text:p>孟捷</text:p>
            <text:p>復旦大學特聘教授。CSSCI來源集刊《政治經濟學報》主編。曼徹斯特大學（University of Manchester）經濟系、京都大學（Kyoto University）大學院經濟學研究科、聯合國大學馬斯特里赫特創新與技術經濟研究所（UNU-MERIT）等機構訪問學者。歷任中國人民大學經濟學院、清華大學社會科學學院經濟所教授。2017年9月入職復旦大學經濟學院，任復旦大學特聘教授。著有《歷史唯物論與馬克思主義經濟學》、《價值和積累理論》等著作，在《中國社會科學》、《經濟研究》、《世界經濟》、《政治經濟學評論》等期刊發表論文數十篇。譯著有《權力與貨幣：馬克思主義的官僚理論》（Ernest Mandel著，與李民騏合譯）、《理解資本主義：競爭、統制與變革》（Samuel Bowles、Richard Edwards、Frank Roosevelt著，與趙準、徐華合譯）等。作為叢書主編組織出版了「演化與創新經濟學譯叢」（2007年，中國人民大學出版社出版，共七種）。</text:p>
            <text:p/>
          </table:table-cell>
          <table:table-cell table:number-columns-repeated="1014"/>
        </table:table-row>
        <table:table-row table:style-name="ro1">
          <table:table-cell table:style-name="ce11" table:formula="of:=concat(&quot;https://api.douban.com/v2/book/search?q=&quot;;[$Sheet1.A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7]=&quot;https://api.douban.com/v2/book/search?q=&quot;;&quot;&quot;;importjson(concat([.B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office:value-type="string" calcext:value-type="string">
            <text:p>/books/pubdate</text:p>
          </table:table-cell>
          <table:table-cell office:value-type="string" calcext:value-type="string">
            <text:p>/books/alt</text:p>
          </table:table-cell>
          <table:table-cell office:value-type="string" calcext:value-type="string">
            <text:p>/books/publisher</text:p>
          </table:table-cell>
          <table:table-cell office:value-type="string" calcext:value-type="string">
            <text:p>/books/isbn13</text:p>
          </table:table-cell>
          <table:table-cell office:value-type="string" calcext:value-type="string">
            <text:p>/books/title</text:p>
          </table:table-cell>
          <table:table-cell office:value-type="string" calcext:value-type="string">
            <text:p>/books/alt_title</text:p>
          </table:table-cell>
          <table:table-cell office:value-type="string" calcext:value-type="string">
            <text:p>/books/author_intro</text:p>
          </table:table-cell>
          <table:table-cell table:number-columns-repeated="1014"/>
        </table:table-row>
        <table:table-row table:style-name="ro1">
          <table:table-cell table:style-name="ce11" table:formula="of:=concat(&quot;https://api.douban.com/v2/book/search?q=&quot;;[$Sheet1.A9]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(美) 西尔弗</text:p>
          </table:table-cell>
          <table:table-cell office:value-type="string" calcext:value-type="string">
            <text:p>2012-1</text:p>
          </table:table-cell>
          <table:table-cell table:style-name="ce11" office:value-type="string" calcext:value-type="string">
            <text:p><text:a xlink:href="https://book.douban.com/subject/4742993/" xlink:type="simple">https://book.douban.com/subject/4742993/</text:a></text:p>
          </table:table-cell>
          <table:table-cell office:value-type="string" calcext:value-type="string">
            <text:p>社会科学文献出版社</text:p>
          </table:table-cell>
          <table:table-cell office:value-type="string" calcext:value-type="string">
            <text:p>9787509714218</text:p>
          </table:table-cell>
          <table:table-cell office:value-type="string" calcext:value-type="string">
            <text:p>劳工的力量</text:p>
          </table:table-cell>
          <table:table-cell office:value-type="string" calcext:value-type="string">
            <text:p>Forces of Labor: Workers’ Movements and Globalization since 1870</text:p>
          </table:table-cell>
          <table:table-cell office:value-type="string" calcext:value-type="string">
            <text:p>【美】贝弗里·J.西尔弗（Beverly J.Silver） 美国约翰·霍普金斯大学社会学教授</text:p>
          </table:table-cell>
          <table:table-cell table:number-columns-repeated="1014"/>
        </table:table-row>
        <table:table-row table:style-name="ro1">
          <table:table-cell table:style-name="ce11" table:formula="of:=concat(&quot;https://api.douban.com/v2/book/search?q=&quot;;[$Sheet1.A1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9]=&quot;https://api.douban.com/v2/book/search?q=&quot;;&quot;&quot;;importjson(concat([.B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office:value-type="string" calcext:value-type="string">
            <text:p>/books/pubdate</text:p>
          </table:table-cell>
          <table:table-cell office:value-type="string" calcext:value-type="string">
            <text:p>/books/alt</text:p>
          </table:table-cell>
          <table:table-cell office:value-type="string" calcext:value-type="string">
            <text:p>/books/publisher</text:p>
          </table:table-cell>
          <table:table-cell office:value-type="string" calcext:value-type="string">
            <text:p>/books/isbn13</text:p>
          </table:table-cell>
          <table:table-cell office:value-type="string" calcext:value-type="string">
            <text:p>/books/title</text:p>
          </table:table-cell>
          <table:table-cell office:value-type="string" calcext:value-type="string">
            <text:p>/books/alt_title</text:p>
          </table:table-cell>
          <table:table-cell office:value-type="string" calcext:value-type="string">
            <text:p>/books/author_intro</text:p>
          </table:table-cell>
          <table:table-cell table:number-columns-repeated="1014"/>
        </table:table-row>
        <table:table-row table:style-name="ro1">
          <table:table-cell table:style-name="ce11" table:formula="of:=concat(&quot;https://api.douban.com/v2/book/search?q=&quot;;[$Sheet1.A11]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马克·科兰斯基</text:p>
          </table:table-cell>
          <table:table-cell office:value-type="string" calcext:value-type="string">
            <text:p>2009-10</text:p>
          </table:table-cell>
          <table:table-cell table:style-name="ce11" office:value-type="string" calcext:value-type="string">
            <text:p><text:a xlink:href="https://book.douban.com/subject/4011286/" xlink:type="simple">https://book.douban.com/subject/4011286/</text:a></text:p>
          </table:table-cell>
          <table:table-cell office:value-type="string" calcext:value-type="string">
            <text:p>生活·读书·新知三联书店</text:p>
          </table:table-cell>
          <table:table-cell office:value-type="string" calcext:value-type="string">
            <text:p>9787108032928</text:p>
          </table:table-cell>
          <table:table-cell office:value-type="string" calcext:value-type="string">
            <text:p>1968</text:p>
          </table:table-cell>
          <table:table-cell/>
          <table:table-cell office:value-type="string" calcext:value-type="string">
            <text:p>马克·科兰斯基，《宗派评论》(Partisan Reviews)专栏作家，并经常为《国际先驱导报》、《芝加哥论坛报》及《纽约时报杂志》撰写文章。主要作品有《巴斯克人的世界史》(The Basque History of the World：The Story of a Nation)；《被选择的少数：欧洲犹太人的复兴》(A Chosen Few：The Resurrection of European Jewry)、《非暴力主义：一种危险观念的历史》(Nonviolence：The History of a DanKerous Idea)等。此外，他的专著《鳕鱼》(Cod：A BioKraphy of the Fish that Changed the World)获得詹姆斯·比尔德食品写作优秀奖。</text:p>
          </table:table-cell>
          <table:table-cell table:number-columns-repeated="1014"/>
        </table:table-row>
        <table:table-row table:style-name="ro1">
          <table:table-cell table:style-name="ce11" table:formula="of:=concat(&quot;https://api.douban.com/v2/book/search?q=&quot;;[$Sheet1.A1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11]=&quot;https://api.douban.com/v2/book/search?q=&quot;;&quot;&quot;;importjson(concat([.B1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office:value-type="string" calcext:value-type="string">
            <text:p>/books/pubdate</text:p>
          </table:table-cell>
          <table:table-cell office:value-type="string" calcext:value-type="string">
            <text:p>/books/alt</text:p>
          </table:table-cell>
          <table:table-cell office:value-type="string" calcext:value-type="string">
            <text:p>/books/publisher</text:p>
          </table:table-cell>
          <table:table-cell office:value-type="string" calcext:value-type="string">
            <text:p>/books/isbn13</text:p>
          </table:table-cell>
          <table:table-cell office:value-type="string" calcext:value-type="string">
            <text:p>/books/title</text:p>
          </table:table-cell>
          <table:table-cell office:value-type="string" calcext:value-type="string">
            <text:p>/books/alt_title</text:p>
          </table:table-cell>
          <table:table-cell office:value-type="string" calcext:value-type="string">
            <text:p>/books/author_intro</text:p>
          </table:table-cell>
          <table:table-cell table:number-columns-repeated="1014"/>
        </table:table-row>
        <table:table-row table:style-name="ro1">
          <table:table-cell table:style-name="ce11" table:formula="of:=concat(&quot;https://api.douban.com/v2/book/search?q=&quot;;[$Sheet1.A13])" office:value-type="string" office:string-value="" calcext:value-type="error">
            <text:p>#NAME?</text:p>
          </table:table-cell>
          <table:table-cell/>
          <table:table-cell office:value-type="string" calcext:value-type="string">
            <text:p>[美] 丹·希勒,[美] 丹·席勒</text:p>
          </table:table-cell>
          <table:table-cell office:value-type="string" calcext:value-type="string">
            <text:p>2001-01</text:p>
          </table:table-cell>
          <table:table-cell table:style-name="ce11" office:value-type="string" calcext:value-type="string">
            <text:p><text:a xlink:href="https://book.douban.com/subject/1016542/" xlink:type="simple">https://book.douban.com/subject/1016542/</text:a></text:p>
          </table:table-cell>
          <table:table-cell office:value-type="string" calcext:value-type="string">
            <text:p>江西人民出版社</text:p>
          </table:table-cell>
          <table:table-cell office:value-type="string" calcext:value-type="string">
            <text:p>9787210023449</text:p>
          </table:table-cell>
          <table:table-cell office:value-type="string" calcext:value-type="string">
            <text:p>数字资本主义</text:p>
          </table:table-cell>
          <table:table-cell table:number-columns-repeated="1016"/>
        </table:table-row>
        <table:table-row table:style-name="ro1">
          <table:table-cell table:style-name="ce11" table:formula="of:=concat(&quot;https://api.douban.com/v2/book/search?q=&quot;;[$Sheet1.A1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13]=&quot;https://api.douban.com/v2/book/search?q=&quot;;&quot;&quot;;importjson(concat([.B1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1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15]=&quot;https://api.douban.com/v2/book/search?q=&quot;;&quot;&quot;;importjson(concat([.B1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1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17]=&quot;https://api.douban.com/v2/book/search?q=&quot;;&quot;&quot;;importjson(concat([.B1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1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19]=&quot;https://api.douban.com/v2/book/search?q=&quot;;&quot;&quot;;importjson(concat([.B1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2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21]=&quot;https://api.douban.com/v2/book/search?q=&quot;;&quot;&quot;;importjson(concat([.B2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2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23]=&quot;https://api.douban.com/v2/book/search?q=&quot;;&quot;&quot;;importjson(concat([.B2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2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25]=&quot;https://api.douban.com/v2/book/search?q=&quot;;&quot;&quot;;importjson(concat([.B2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2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27]=&quot;https://api.douban.com/v2/book/search?q=&quot;;&quot;&quot;;importjson(concat([.B2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2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29]=&quot;https://api.douban.com/v2/book/search?q=&quot;;&quot;&quot;;importjson(concat([.B2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3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31]=&quot;https://api.douban.com/v2/book/search?q=&quot;;&quot;&quot;;importjson(concat([.B3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3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33]=&quot;https://api.douban.com/v2/book/search?q=&quot;;&quot;&quot;;importjson(concat([.B3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3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35]=&quot;https://api.douban.com/v2/book/search?q=&quot;;&quot;&quot;;importjson(concat([.B3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3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37]=&quot;https://api.douban.com/v2/book/search?q=&quot;;&quot;&quot;;importjson(concat([.B3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3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39]=&quot;https://api.douban.com/v2/book/search?q=&quot;;&quot;&quot;;importjson(concat([.B3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4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41]=&quot;https://api.douban.com/v2/book/search?q=&quot;;&quot;&quot;;importjson(concat([.B4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4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43]=&quot;https://api.douban.com/v2/book/search?q=&quot;;&quot;&quot;;importjson(concat([.B4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4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45]=&quot;https://api.douban.com/v2/book/search?q=&quot;;&quot;&quot;;importjson(concat([.B4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4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47]=&quot;https://api.douban.com/v2/book/search?q=&quot;;&quot;&quot;;importjson(concat([.B4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4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5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49]=&quot;https://api.douban.com/v2/book/search?q=&quot;;&quot;&quot;;importjson(concat([.B4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5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5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51]=&quot;https://api.douban.com/v2/book/search?q=&quot;;&quot;&quot;;importjson(concat([.B5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5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5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53]=&quot;https://api.douban.com/v2/book/search?q=&quot;;&quot;&quot;;importjson(concat([.B5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5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5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55]=&quot;https://api.douban.com/v2/book/search?q=&quot;;&quot;&quot;;importjson(concat([.B5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5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5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57]=&quot;https://api.douban.com/v2/book/search?q=&quot;;&quot;&quot;;importjson(concat([.B5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5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6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59]=&quot;https://api.douban.com/v2/book/search?q=&quot;;&quot;&quot;;importjson(concat([.B5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6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6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61]=&quot;https://api.douban.com/v2/book/search?q=&quot;;&quot;&quot;;importjson(concat([.B6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6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6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63]=&quot;https://api.douban.com/v2/book/search?q=&quot;;&quot;&quot;;importjson(concat([.B6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6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6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65]=&quot;https://api.douban.com/v2/book/search?q=&quot;;&quot;&quot;;importjson(concat([.B6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6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6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67]=&quot;https://api.douban.com/v2/book/search?q=&quot;;&quot;&quot;;importjson(concat([.B6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6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7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69]=&quot;https://api.douban.com/v2/book/search?q=&quot;;&quot;&quot;;importjson(concat([.B6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7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7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71]=&quot;https://api.douban.com/v2/book/search?q=&quot;;&quot;&quot;;importjson(concat([.B7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7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7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73]=&quot;https://api.douban.com/v2/book/search?q=&quot;;&quot;&quot;;importjson(concat([.B7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7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7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75]=&quot;https://api.douban.com/v2/book/search?q=&quot;;&quot;&quot;;importjson(concat([.B7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7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7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77]=&quot;https://api.douban.com/v2/book/search?q=&quot;;&quot;&quot;;importjson(concat([.B7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7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8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79]=&quot;https://api.douban.com/v2/book/search?q=&quot;;&quot;&quot;;importjson(concat([.B7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8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8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81]=&quot;https://api.douban.com/v2/book/search?q=&quot;;&quot;&quot;;importjson(concat([.B8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8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8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83]=&quot;https://api.douban.com/v2/book/search?q=&quot;;&quot;&quot;;importjson(concat([.B8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8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8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85]=&quot;https://api.douban.com/v2/book/search?q=&quot;;&quot;&quot;;importjson(concat([.B8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8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8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87]=&quot;https://api.douban.com/v2/book/search?q=&quot;;&quot;&quot;;importjson(concat([.B8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8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9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89]=&quot;https://api.douban.com/v2/book/search?q=&quot;;&quot;&quot;;importjson(concat([.B8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9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9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91]=&quot;https://api.douban.com/v2/book/search?q=&quot;;&quot;&quot;;importjson(concat([.B9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9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9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93]=&quot;https://api.douban.com/v2/book/search?q=&quot;;&quot;&quot;;importjson(concat([.B93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9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9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95]=&quot;https://api.douban.com/v2/book/search?q=&quot;;&quot;&quot;;importjson(concat([.B95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9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9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97]=&quot;https://api.douban.com/v2/book/search?q=&quot;;&quot;&quot;;importjson(concat([.B97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9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0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99]=&quot;https://api.douban.com/v2/book/search?q=&quot;;&quot;&quot;;importjson(concat([.B99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10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0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formula="of:=IF([.B101]=&quot;https://api.douban.com/v2/book/search?q=&quot;;&quot;&quot;;importjson(concat([.B101];&quot;&amp;count=1&quot;);&quot;/books/isbn13,/books/publisher,/books/pubdate,/books/author,/books/title,/books/alt&quot;;&quot;noInherit,rawHeaders,noTruncate&quot;))" office:value-type="string" office:string-value="" calcext:value-type="error">
            <text:p>#NAME?</text:p>
          </table:table-cell>
          <table:table-cell table:number-columns-repeated="1021"/>
        </table:table-row>
        <table:table-row table:style-name="ro1">
          <table:table-cell table:style-name="ce11" table:formula="of:=concat(&quot;https://api.douban.com/v2/book/search?q=&quot;;[$Sheet1.A10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0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0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0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0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0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0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1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1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1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1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1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1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1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1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1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1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2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2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2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2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2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2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2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2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2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2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3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3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3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3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3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3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3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3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3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3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4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4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4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4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4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4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4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4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4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4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5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5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5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5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5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5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5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5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5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5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6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6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6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6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6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6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6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6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6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6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7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7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7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7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7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7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7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7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7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7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8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8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8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8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8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8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8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8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8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8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9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9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9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9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9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9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9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9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19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19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0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0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0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0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0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0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0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0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0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0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1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1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1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1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1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1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1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1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1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1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2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2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2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2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2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2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2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2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2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2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3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3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3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3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3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3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3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3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3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3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4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4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4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4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4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4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4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4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4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4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5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5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5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5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5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5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5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5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5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5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6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6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6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6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6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6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6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6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6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6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7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7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7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7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7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7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7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7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7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7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8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8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8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8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8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8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8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8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8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8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9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9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9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9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9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9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9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9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29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29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0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0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0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0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0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0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0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0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0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0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1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1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1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1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1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1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1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1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1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1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2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2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2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2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2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2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2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2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2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2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3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3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3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3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3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3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3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3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3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3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4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4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4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4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4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4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4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4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4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4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5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5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5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5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5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5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5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5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5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5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6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6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6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6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6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6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6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6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6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6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7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7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7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7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7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7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7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7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7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7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8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8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8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8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8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8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8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8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8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8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9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9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9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9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9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9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9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9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39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39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0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0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0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0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0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0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0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0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0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0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1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1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1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1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1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1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1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1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1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1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2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2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2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2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2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2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2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2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2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2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3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3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3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3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3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3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3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3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3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3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4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4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4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4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4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4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4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4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4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4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5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5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5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5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5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5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5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5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5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5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6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6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6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6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6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6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6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6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68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69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70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71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72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73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74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75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 table:style-name="ce11" table:formula="of:=concat(&quot;https://api.douban.com/v2/book/search?q=&quot;;[$Sheet1.A476])" office:value-type="string" office:string-value="" calcext:value-type="error">
            <text:p>#NAME?</text:p>
          </table:table-cell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1">
          <table:table-cell table:style-name="ce11" table:formula="of:=concat(&quot;https://api.douban.com/v2/book/search?q=&quot;;[$Sheet1.A477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table:formula="of:=INDIRECT(concat(&quot;A&quot;; INT(ROW()/2)+1))" office:value-type="string" office:string-value="" calcext:value-type="error">
            <text:p>#NAME?</text:p>
          </table:table-cell>
          <table:table-cell table:number-columns-repeated="1022"/>
        </table:table-row>
        <table:table-row table:style-name="ro2" table:number-rows-repeated="10477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PingFang SC" svg:font-family="'PingFang S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0b8043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说明专页" style:display-name="PageStyle_说明专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35" meta:object-count="0"/>
    <meta:generator>LibreOfficeDev/6.0.5.2$Linux_X86_64 LibreOffice_project/</meta:generator>
  </office:meta>
</office:document-meta>
</file>